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5863" officeooo:paragraph-rsid="000258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t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1T15:27:46.808695303</meta:creation-date>
    <dc:date>2024-04-21T15:28:12.411791003</dc:date>
    <meta:editing-duration>PT2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7.2$Linux_X86_64 LibreOffice_project/30$Build-2</meta:generator>
  </office:meta>
</office:document-meta>
</file>